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RANSans" svg:font-family="IRANSans, Tahoma, Helvetica, sans-serif"/>
    <style:font-face style:name="KaTeX Main" svg:font-family="'KaTeX Main', 'Times New Roman', serif"/>
    <style:font-face style:name="KaTeX Math" svg:font-family="'KaTeX Math'"/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orphans="2" fo:widows="2"/>
    </style:style>
    <style:style style:name="P2" style:family="paragraph" style:parent-style-name="Text_20_body">
      <style:paragraph-properties fo:margin-top="0in" fo:margin-bottom="0in" loext:contextual-spacing="false" fo:line-height="150%"/>
    </style:style>
    <style:style style:name="P3" style:family="paragraph" style:parent-style-name="Heading_20_1">
      <style:paragraph-properties fo:text-align="center" style:justify-single-word="false"/>
      <style:text-properties fo:font-variant="normal" fo:text-transform="none" fo:letter-spacing="normal" style:font-name-complex="IRANSans" style:font-size-complex="9.75pt" style:font-style-complex="normal" style:font-weight-complex="normal"/>
    </style:style>
    <style:style style:name="P4" style:family="paragraph" style:parent-style-name="Preformatted_20_Text">
      <loext:graphic-properties draw:fill="solid" draw:fill-color="#f3f6f7" draw:opacity="100%"/>
      <style:paragraph-properties fo:margin-top="0in" fo:margin-bottom="0.1965in" loext:contextual-spacing="false" fo:line-height="150%" fo:text-align="justify" style:justify-single-word="false" fo:orphans="2" fo:widows="2" fo:background-color="#f3f6f7" fo:padding="0in" fo:border="none"/>
    </style:style>
    <style:style style:name="P5" style:family="paragraph" style:parent-style-name="Text_20_body" style:list-style-name="L1">
      <style:paragraph-properties fo:text-align="end" style:justify-single-word="false" fo:orphans="2" fo:widows="2"/>
      <style:text-properties fo:font-variant="normal" fo:text-transform="none" fo:letter-spacing="normal"/>
    </style:style>
    <style:style style:name="P6" style:family="paragraph" style:parent-style-name="Text_20_body" style:list-style-name="L2">
      <style:paragraph-properties fo:text-align="end" style:justify-single-word="false" fo:orphans="2" fo:widows="2"/>
      <style:text-properties fo:font-variant="normal" fo:text-transform="none" fo:letter-spacing="normal"/>
    </style:style>
    <style:style style:name="P7" style:family="paragraph" style:parent-style-name="Text_20_body" style:list-style-name="L2">
      <style:paragraph-properties fo:margin-top="0in" fo:margin-bottom="0in" loext:contextual-spacing="false" fo:text-align="end" style:justify-single-word="false" fo:orphans="2" fo:widows="2"/>
      <style:text-properties fo:font-variant="normal" fo:text-transform="none" fo:letter-spacing="normal"/>
    </style:style>
    <style:style style:name="P8" style:family="paragraph" style:parent-style-name="Text_20_body" style:list-style-name="L1">
      <style:paragraph-properties fo:margin-top="0in" fo:margin-bottom="0in" loext:contextual-spacing="false" fo:text-align="end" style:justify-single-word="false" fo:orphans="2" fo:widows="2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/>
      <style:text-properties fo:font-variant="normal" fo:text-transform="none" fo:letter-spacing="normal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/>
      <style:text-properties fo:font-variant="normal" fo:text-transform="none" fo:letter-spacing="normal"/>
    </style:style>
    <style:style style:name="P12" style:family="paragraph" style:parent-style-name="Heading_20_1">
      <style:paragraph-properties fo:text-align="end" style:justify-single-word="false" fo:orphans="2" fo:widows="2" fo:padding="0in" fo:border="none"/>
      <style:text-properties fo:font-variant="normal" fo:text-transform="none" fo:letter-spacing="normal" style:font-name-complex="IRANSans" style:font-size-complex="9.75pt" style:font-style-complex="normal" style:font-weight-complex="normal"/>
    </style:style>
    <style:style style:name="P13" style:family="paragraph" style:parent-style-name="Horizontal_20_Line">
      <style:paragraph-properties fo:text-align="end" style:justify-single-word="false" fo:orphans="2" fo:widows="2"/>
    </style:style>
    <style:style style:name="P14" style:family="paragraph" style:parent-style-name="Heading_20_2">
      <style:paragraph-properties fo:text-align="end" style:justify-single-word="false" fo:orphans="2" fo:widows="2" fo:padding="0in" fo:border="none"/>
      <style:text-properties fo:font-variant="normal" fo:text-transform="none" fo:letter-spacing="normal" style:font-name-complex="IRANSans" style:font-size-complex="9.75pt" style:font-style-complex="normal" style:font-weight-complex="normal"/>
    </style:style>
    <style:style style:name="T1" style:family="text">
      <style:text-properties style:font-name="IRANSans" fo:font-size="9.75pt" fo:font-style="normal" fo:font-weight="normal"/>
    </style:style>
    <style:style style:name="T2" style:family="text">
      <style:text-properties style:font-name-complex="IRANSans" style:font-size-complex="9.75pt" style:font-style-complex="normal" style:font-weight-complex="normal"/>
    </style:style>
    <style:style style:name="T3" style:family="text">
      <style:text-properties fo:font-variant="normal" fo:text-transform="none" style:font-name="monospace" fo:font-size="8.25pt" fo:letter-spacing="normal" fo:font-style="normal" fo:font-weight="normal" fo:background-color="#f3f6f7" loext:char-shading-value="0"/>
    </style:style>
    <style:style style:name="T4" style:family="text">
      <style:text-properties fo:font-variant="normal" fo:text-transform="none" style:font-name="monospace" fo:font-size="9.75pt" fo:letter-spacing="normal" fo:font-style="normal" fo:font-weight="normal"/>
    </style:style>
    <style:style style:name="T5" style:family="text">
      <style:text-properties fo:font-variant="normal" fo:text-transform="none" style:font-name="IRANSans" fo:font-size="9.75pt" fo:letter-spacing="normal" fo:font-style="normal" fo:font-weight="normal"/>
    </style:style>
    <style:style style:name="T6" style:family="text">
      <style:text-properties fo:font-variant="normal" fo:text-transform="none" fo:letter-spacing="normal" style:font-name-complex="IRANSans" style:font-size-complex="9.75pt" style:font-style-complex="normal" style:font-weight-complex="normal"/>
    </style:style>
    <style:style style:name="T7" style:family="text">
      <style:text-properties fo:font-variant="normal" fo:text-transform="none" fo:color="#4183c4" style:text-line-through-style="none" style:text-line-through-type="none" fo:letter-spacing="normal" style:text-underline-style="none" style:text-blinking="false" style:font-name-complex="IRANSans" style:font-size-complex="9.75pt" style:font-style-complex="normal" style:font-weight-complex="normal"/>
    </style:style>
    <style:style style:name="T8" style:family="text">
      <style:text-properties style:font-name="KaTeX Main" fo:font-size="9.75pt" fo:font-style="normal" fo:font-weight="normal"/>
    </style:style>
    <style:style style:name="T9" style:family="text">
      <style:text-properties style:font-name="KaTeX Math" fo:font-size="9.75pt" fo:font-style="italic" fo:font-weight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حبه انگور</text:h>
      <text:p text:style-name="P1"/>
      <text:section text:style-name="Sect1" text:name="description_html-11845">
        <text:list xml:id="list3371684135" text:style-name="L1">
          <text:list-item>
            <text:p text:style-name="P8">محدودیت زمان: ۱ ثانیه</text:p>
          </text:list-item>
          <text:list-item>
            <text:p text:style-name="P5"><text:span text:style-name="T2">محدودیت حافظه</text:span><text:span text:style-name="T1">: </text:span><text:span text:style-name="T2">۲۵۶ مگابایت</text:span></text:p>
          </text:list-item>
        </text:list>
        <text:p text:style-name="P13"/>
        <text:p text:style-name="P9"><text:span text:style-name="T6">همانطور که دیدیم، شنگول و منگول توانسته بودند که یک عبارت ریاضی </text:span><text:span text:style-name="Source_20_Text"><text:span text:style-name="T3">infix</text:span></text:span><text:span text:style-name="T5"> </text:span><text:span text:style-name="T6">را به عبارت معادل </text:span><text:span text:style-name="Source_20_Text"><text:span text:style-name="T3">postfix</text:span></text:span><text:span text:style-name="T5"> </text:span><text:span text:style-name="T6">آن تبدیل کنند</text:span><text:span text:style-name="T5">. </text:span><text:span text:style-name="T6">حال حبه انگور قصد دارد که از خواهر و برادر خود نیز فراتر برود</text:span><text:span text:style-name="T5">. </text:span><text:span text:style-name="T6">او می‌خواهد مقدار نهایی یک عبارت ریاضی را محاسبه کند</text:span><text:span text:style-name="T5">. </text:span><text:span text:style-name="T6">حبه انگور می‌داند که برای این‌کار می‌تواند از تبدیل عبارت </text:span><text:span text:style-name="Source_20_Text"><text:span text:style-name="T3">infix</text:span></text:span><text:span text:style-name="T6">به معادل </text:span><text:span text:style-name="Source_20_Text"><text:span text:style-name="T3">postfix</text:span></text:span><text:span text:style-name="T5"> </text:span><text:span text:style-name="T6">آن استفاده کند</text:span><text:span text:style-name="T5">.</text:span></text:p>
        <text:p text:style-name="P10"><text:span text:style-name="T2">عملگرهای مورد استفاده عبارتند از</text:span><text:span text:style-name="T1">:</text:span></text:p>
        <text:list xml:id="list3574559564" text:style-name="L2">
          <text:list-item>
            <text:p text:style-name="P7"><text:span text:style-name="T2">عملگر جمع</text:span><text:span text:style-name="T1">: +</text:span></text:p>
          </text:list-item>
          <text:list-item>
            <text:p text:style-name="P7"><text:span text:style-name="T2">عملگر تفریق</text:span><text:span text:style-name="T1">: -</text:span></text:p>
          </text:list-item>
          <text:list-item>
            <text:p text:style-name="P7"><text:span text:style-name="T2">عملگر ضرب</text:span><text:span text:style-name="T1">: *</text:span></text:p>
          </text:list-item>
          <text:list-item>
            <text:p text:style-name="P7"><text:span text:style-name="T2">عملگر تقسیم صحیح</text:span><text:span text:style-name="T1">: /</text:span></text:p>
          </text:list-item>
          <text:list-item>
            <text:p text:style-name="P6"><text:span text:style-name="T2">عملگر توان</text:span><text:span text:style-name="T1">: ^</text:span></text:p>
          </text:list-item>
        </text:list>
        <text:p text:style-name="P9"><text:span text:style-name="Emphasis"><text:span text:style-name="T6">در اینجا عملگر ها به ترتیب اولویتشان </text:span></text:span><text:span text:style-name="Emphasis"><text:span text:style-name="T5">(</text:span></text:span><text:span text:style-name="Emphasis"><text:span text:style-name="T6">از کوچک به بزرگ</text:span></text:span><text:span text:style-name="Emphasis"><text:span text:style-name="T5">) </text:span></text:span><text:span text:style-name="Emphasis"><text:span text:style-name="T6">قرار گرفته اند</text:span></text:span><text:span text:style-name="Emphasis"><text:span text:style-name="T5">. </text:span></text:span><text:span text:style-name="Emphasis"><text:span text:style-name="T6">به طور مثال، اولویت </text:span></text:span><text:span text:style-name="Emphasis"><text:span text:style-name="T5">- </text:span></text:span><text:span text:style-name="Emphasis"><text:span text:style-name="T6">بالاتر از </text:span></text:span><text:span text:style-name="Emphasis"><text:span text:style-name="T5">+ </text:span></text:span><text:span text:style-name="Emphasis"><text:span text:style-name="T6">می‌باشد</text:span></text:span><text:span text:style-name="Emphasis"><text:span text:style-name="T5">. </text:span></text:span><text:span text:style-name="Emphasis"><text:span text:style-name="T6">توجه‌کنید اول از همه مقدار داخل پرانتزها محاسبه می‌شوند</text:span></text:span><text:span text:style-name="Emphasis"><text:span text:style-name="T5">.</text:span></text:span></text:p>
        <text:p text:style-name="P11"><text:span text:style-name="T2">حبه انگور در نظر دارد که یک ویژگی دیگر نیز به برنامه اش اضافه کند</text:span><text:span text:style-name="T1">. </text:span><text:span text:style-name="T2">او می‌خواهد که عبارت ریاضی ورودی، از ضرب خلاصه شده پرانتز ها نیز پشتیبانی کند</text:span><text:span text:style-name="T1">. </text:span><text:span text:style-name="T2">به این صورت که در نظر او عبارت های زیر با یکدیگر معادل اند</text:span><text:span text:style-name="T1">:</text:span><draw:frame draw:style-name="fr1" draw:name="Frame1" text:anchor-type="char" svg:width="0.0161in" draw:z-index="0"><draw:text-box fo:min-height="0.0161in"><text:p text:style-name="Text_20_body"/></draw:text-box></draw:frame><text:span text:style-name="T9">a</text:span><text:span text:style-name="T8">(</text:span><text:span text:style-name="T9">b</text:span><text:span text:style-name="T8">+</text:span><text:span text:style-name="T9">c</text:span><text:span text:style-name="T8">)⟺</text:span><text:span text:style-name="T9">a</text:span><text:span text:style-name="T8">∗(</text:span><text:span text:style-name="T9">b</text:span><text:span text:style-name="T8">+</text:span><text:span text:style-name="T9">c</text:span><text:span text:style-name="T8">)</text:span><draw:frame draw:style-name="fr1" draw:name="Frame2" text:anchor-type="char" svg:width="0.0161in" draw:z-index="1"><draw:text-box fo:min-height="0.0161in"><text:p text:style-name="Text_20_body"/></draw:text-box></draw:frame><text:span text:style-name="T8">(</text:span><text:span text:style-name="T9">a</text:span><text:span text:style-name="T8">+</text:span><text:span text:style-name="T9">b</text:span><text:span text:style-name="T8">)</text:span><text:span text:style-name="T9">c</text:span><text:span text:style-name="T8">⟺(</text:span><text:span text:style-name="T9">a</text:span><text:span text:style-name="T8">+</text:span><text:span text:style-name="T9">b</text:span><text:span text:style-name="T8">)∗</text:span><text:span text:style-name="T9">c</text:span><draw:frame draw:style-name="fr1" draw:name="Frame3" text:anchor-type="char" svg:width="0.0161in" draw:z-index="2"><draw:text-box fo:min-height="0.0161in"><text:p text:style-name="Text_20_body"/></draw:text-box></draw:frame><text:span text:style-name="T8">(</text:span><text:span text:style-name="T9">a</text:span><text:span text:style-name="T8">+</text:span><text:span text:style-name="T9">b</text:span><text:span text:style-name="T8">)(</text:span><text:span text:style-name="T9">c</text:span><text:span text:style-name="T8">+</text:span><text:span text:style-name="T9">d</text:span><text:span text:style-name="T8">)⟺(</text:span><text:span text:style-name="T9">a</text:span><text:span text:style-name="T8">+</text:span><text:span text:style-name="T9">b</text:span><text:span text:style-name="T8">)∗(</text:span><text:span text:style-name="T9">c</text:span><text:span text:style-name="T8">+</text:span><text:span text:style-name="T9">d</text:span><text:span text:style-name="T8">)</text:span></text:p>
        <text:p text:style-name="P9"><text:span text:style-name="T6">اما حبه انگور در ایده‌دادن موجودی بسیار خفن و در عمل بس خسته و شناور است</text:span><text:span text:style-name="T5">. </text:span><text:span text:style-name="T6">بنابراین او از شما خواسته تا مقدار عبارت دلخواهش را برایش محاسبه کنید</text:span><text:span text:style-name="T5">. </text:span><text:span text:style-name="T6">از طرفی حبه انگور هوای شما را نیز داشته و </text:span><text:a xlink:type="simple" xlink:href="https://en.wikipedia.org/wiki/Reverse_Polish_notation#Postfix_evaluation_algorithm" text:style-name="Internet_20_link" text:visited-style-name="Visited_20_Internet_20_Link"><text:span text:style-name="T7">این لینک</text:span></text:a><text:span text:style-name="T6"> را برای مطالعه بیشتر به شما پیشنهاد می‌کند</text:span><text:span text:style-name="T5">.</text:span></text:p>
        <text:h text:style-name="P12" text:outline-level="1"><text:bookmark text:name="-"/>ورودی</text:h>
        <text:p text:style-name="P11"><text:span text:style-name="T2">تنها سطر ورودی شامل رشته </text:span><draw:frame draw:style-name="fr1" draw:name="Frame4" text:anchor-type="char" svg:width="0.0161in" draw:z-index="3"><draw:text-box fo:min-height="0.0161in"><text:p text:style-name="Text_20_body"/></draw:text-box></draw:frame><text:span text:style-name="T9">s</text:span><text:span text:style-name="T1"> (</text:span><draw:frame draw:style-name="fr1" draw:name="Frame5" text:anchor-type="char" svg:width="0.0161in" draw:z-index="4"><draw:text-box fo:min-height="0.0161in"><text:p text:style-name="Text_20_body"/></draw:text-box></draw:frame><text:span text:style-name="T8">1≤∣</text:span><text:span text:style-name="T9">s</text:span><text:span text:style-name="T8">∣≤10​5​​</text:span><text:span text:style-name="T1">) </text:span><text:span text:style-name="T2">است که </text:span><draw:frame draw:style-name="fr1" draw:name="Frame6" text:anchor-type="char" svg:width="0.0161in" draw:z-index="5"><draw:text-box fo:min-height="0.0161in"><text:p text:style-name="Text_20_body"/></draw:text-box></draw:frame><text:span text:style-name="T9">s</text:span><text:span text:style-name="T1"> </text:span><text:span text:style-name="T2">همان عبارت ریاضی‌ست</text:span><text:span text:style-name="T1">. </text:span><text:span text:style-name="T2">در این عبارت بین هر عملگر و عملوند آن یک فاصله وجود دارد</text:span><text:span text:style-name="T1">. </text:span><text:span text:style-name="T2">تضمین می‌شود که تمامی اعداد ورودی و همچنین جواب نهایی، کوچک‌تر از </text:span><draw:frame draw:style-name="fr1" draw:name="Frame7" text:anchor-type="char" svg:width="0.0161in" draw:z-index="6"><draw:text-box fo:min-height="0.0161in"><text:p text:style-name="Text_20_body"/></draw:text-box></draw:frame><text:span text:style-name="T8">10​9​​</text:span><text:span text:style-name="T1"> </text:span><text:span text:style-name="T2">باشند و در هیج‌کجا از محاسبات، مقدار بدست آمده کسری نشود</text:span><text:span text:style-name="T1">. </text:span><text:span text:style-name="T2">همچنین اعداد ورودی، صحیح نامنفی اند</text:span><text:span text:style-name="T1">.</text:span></text:p>
        <text:h text:style-name="P12" text:outline-level="1"><text:bookmark text:name="-1"/>خروجی</text:h>
        <text:p text:style-name="P10"><text:span text:style-name="T2">مقدار نهایی عبارت را چاپ کنید</text:span><text:span text:style-name="T1">.</text:span></text:p>
        <text:h text:style-name="P14" text:outline-level="2"><text:bookmark text:name="-2"/>ورودی نمونه ۱</text:h>
        <text:p text:style-name="P4"><text:span text:style-name="Source_20_Text"><text:span text:style-name="T4">(23 + 3 * 4) / 6 - 2</text:span></text:span></text:p>
        <text:h text:style-name="P14" text:outline-level="2"><text:bookmark text:name="-3"/>خروجی نمونه ۱</text:h>
        <text:p text:style-name="P4"><text:span text:style-name="Source_20_Text"><text:span text:style-name="T4">3</text:span></text:span></text:p>
        <text:h text:style-name="P14" text:outline-level="2"><text:bookmark text:name="-4"/>ورودی نمونه ۲</text:h>
        <text:p text:style-name="P4"><text:span text:style-name="Source_20_Text"><text:span text:style-name="T4">3 - 2 ^ 4 * 5</text:span></text:span></text:p>
        <text:h text:style-name="P14" text:outline-level="2"><text:bookmark text:name="-5"/><text:soft-page-break/>خروجی نمونه ۲</text:h>
        <text:p text:style-name="P4"><text:span text:style-name="Source_20_Text"><text:span text:style-name="T4">-77</text:span></text:span>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RANSans" svg:font-family="IRANSans, Tahoma, Helvetica, sans-serif"/>
    <style:font-face style:name="KaTeX Main" svg:font-family="'KaTeX Main', 'Times New Roman', serif"/>
    <style:font-face style:name="KaTeX Math" svg:font-family="'KaTeX Math'"/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6:40:49.286013793</meta:creation-date>
    <meta:generator>LibreOffice/5.4.2.2$Linux_X86_64 LibreOffice_project/40m0$Build-2</meta:generator>
    <dc:date>2018-02-02T17:00:53.042725366</dc:date>
    <meta:editing-duration>PT32S</meta:editing-duration>
    <meta:editing-cycles>2</meta:editing-cycles>
    <meta:document-statistic meta:table-count="0" meta:image-count="0" meta:object-count="0" meta:page-count="2" meta:paragraph-count="25" meta:word-count="269" meta:character-count="1565" meta:non-whitespace-character-count="1071"/>
  </office:meta>
</office:document-meta>
</file>